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  <style:text-properties style:use-window-font-color="true"/>
    </style:style>
    <style:style style:name="ce2" style:family="table-cell" style:parent-style-name="Default">
      <style:table-cell-properties fo:background-color="#e6ff00"/>
    </style:style>
    <style:style style:name="ce3" style:family="table-cell" style:parent-style-name="Default">
      <style:table-cell-properties fo:background-color="#00b8ff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4.5mm" svg:y="42.71mm">
            <loext:p draw:notify-on-update-of-ranges="Hoja1.A1:Hoja1.A1 Hoja1.A2:Hoja1.A4 Hoja1.B1:Hoja1.B1 Hoja1.B2:Hoja1.B4 Hoja1.A1:Hoja1.A1 Hoja1.A2:Hoja1.A4 Hoja1.C1:Hoja1.C1 Hoja1.C2:Hoja1.C4 Hoja1.A1:Hoja1.A1 Hoja1.A2:Hoja1.A4 Hoja1.D1:Hoja1.D1 Hoja1.D2:Hoja1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7.78mm" svg:y="18.27mm">
            <loext:p draw:notify-on-update-of-ranges="Hoja1.A5:Hoja1.A5 Hoja1.A6:Hoja1.A8 Hoja1.B5:Hoja1.B5 Hoja1.B6:Hoja1.B8 Hoja1.A5:Hoja1.A5 Hoja1.A6:Hoja1.A8 Hoja1.C5:Hoja1.C5 Hoja1.C6:Hoja1.C8 Hoja1.A5:Hoja1.A5 Hoja1.A6:Hoja1.A8 Hoja1.D5:Hoja1.D5 Hoja1.D6:Hoja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Static </text:p>
          </table:table-cell>
          <table:table-cell table:style-name="ce1" office:value-type="string" calcext:value-type="string">
            <text:p>Dynamic </text:p>
          </table:table-cell>
          <table:table-cell table:style-name="ce1" office:value-type="string" calcext:value-type="string">
            <text:p>Guided </text:p>
          </table:table-cell>
        </table:table-row>
        <table:table-row table:style-name="ro1">
          <table:table-cell table:style-name="ce2" office:value-type="string" calcext:value-type="string">
            <text:p>por defecto</text:p>
          </table:table-cell>
          <table:table-cell office:value-type="float" office:value="0.02828165" calcext:value-type="float">
            <text:p>0,02828165</text:p>
          </table:table-cell>
          <table:table-cell office:value-type="float" office:value="0.021637203" calcext:value-type="float">
            <text:p>0,021637203</text:p>
          </table:table-cell>
          <table:table-cell office:value-type="float" office:value="0.083031679" calcext:value-type="float">
            <text:p>0,08303167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.022551383" calcext:value-type="float">
            <text:p>0,022551383</text:p>
          </table:table-cell>
          <table:table-cell table:style-name="ce5" office:value-type="float" office:value="0.022310745" calcext:value-type="float">
            <text:p>0,022310745</text:p>
          </table:table-cell>
          <table:table-cell table:style-name="ce5" office:value-type="float" office:value="0.09627013" calcext:value-type="float">
            <text:p>0,0962701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0.23298709" calcext:value-type="float">
            <text:p>0,23298709</text:p>
          </table:table-cell>
          <table:table-cell table:style-name="ce6" office:value-type="float" office:value="0.021018442" calcext:value-type="float">
            <text:p>0,021018442</text:p>
          </table:table-cell>
          <table:table-cell table:style-name="ce6" office:value-type="float" office:value="0.094458821" calcext:value-type="float">
            <text:p>0,094458821</text:p>
          </table:table-cell>
        </table:table-row>
        <table:table-row table:style-name="ro1">
          <table:table-cell office:value-type="string" calcext:value-type="string">
            <text:p>Chunk</text:p>
          </table:table-cell>
          <table:table-cell table:style-name="ce3" office:value-type="string" calcext:value-type="string">
            <text:p>Static </text:p>
          </table:table-cell>
          <table:table-cell table:style-name="ce3" office:value-type="string" calcext:value-type="string">
            <text:p>Dynamic </text:p>
          </table:table-cell>
          <table:table-cell table:style-name="ce3" office:value-type="string" calcext:value-type="string">
            <text:p>Guided </text:p>
          </table:table-cell>
        </table:table-row>
        <table:table-row table:style-name="ro1">
          <table:table-cell office:value-type="string" calcext:value-type="string">
            <text:p>por defecto</text:p>
          </table:table-cell>
          <table:table-cell office:value-type="float" office:value="0.073060231" calcext:value-type="float">
            <text:p>0,073060231</text:p>
          </table:table-cell>
          <table:table-cell office:value-type="float" office:value="0.254551499" calcext:value-type="float">
            <text:p>0,254551499</text:p>
          </table:table-cell>
          <table:table-cell office:value-type="float" office:value="0.100064563" calcext:value-type="float">
            <text:p>0,100064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074859923" calcext:value-type="float">
            <text:p>0,074859923</text:p>
          </table:table-cell>
          <table:table-cell table:style-name="ce5" office:value-type="float" office:value="0.296253048" calcext:value-type="float">
            <text:p>0,296253048</text:p>
          </table:table-cell>
          <table:table-cell table:style-name="ce5" office:value-type="float" office:value="0.032501339" calcext:value-type="float">
            <text:p>0,032501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0.101524572" calcext:value-type="float">
            <text:p>0,101524572</text:p>
          </table:table-cell>
          <table:table-cell table:style-name="ce6" office:value-type="float" office:value="0.076336133" calcext:value-type="float">
            <text:p>0,076336133</text:p>
          </table:table-cell>
          <table:table-cell table:style-name="ce6" office:value-type="float" office:value="0.115689217" calcext:value-type="float">
            <text:p>0,115689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9:56.896056257</meta:creation-date>
    <dc:date>2018-05-10T11:47:02.252745882</dc:date>
    <meta:editing-duration>PT7M4S</meta:editing-duration>
    <meta:editing-cycles>4</meta:editing-cycles>
    <meta:generator>LibreOffice/5.1.6.2$Linux_X86_64 LibreOffice_project/1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703cm" style:legend-expansion="high" chart:style-name="ch2"/>
        <chart:plot-area chart:style-name="ch3" table:cell-range-address="Hoja1.A5:Hoja1.D8" chart:data-source-has-labels="row" svg:x="0.32cm" svg:y="0.18cm" svg:width="12.561cm" svg:height="8.64cm">
          <chartooo:coordinate-region svg:x="1.232cm" svg:y="0.38cm" svg:width="11.46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6:Hoja1.B8" chart:label-cell-address="Hoja1.B5:Hoja1.B5" chart:class="chart:scatter">
            <chart:domain table:cell-range-address="Hoja1.A6:Hoja1.A8"/>
            <chart:data-point chart:repeated="3"/>
          </chart:series>
          <chart:series chart:style-name="ch7" chart:values-cell-range-address="Hoja1.C6:Hoja1.C8" chart:label-cell-address="Hoja1.C5:Hoja1.C5" chart:class="chart:scatter">
            <chart:data-point chart:repeated="3"/>
          </chart:series>
          <chart:series chart:style-name="ch8" chart:values-cell-range-address="Hoja1.D6:Hoja1.D8" chart:label-cell-address="Hoja1.D5:Hoja1.D5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tatic </text:p>
                <draw:g>
                  <svg:desc>Hoja1.B5:Hoja1.B5</svg:desc>
                </draw:g>
              </table:table-cell>
              <table:table-cell office:value-type="string">
                <text:p>Dynamic </text:p>
                <draw:g>
                  <svg:desc>Hoja1.C5:Hoja1.C5</svg:desc>
                </draw:g>
              </table:table-cell>
              <table:table-cell office:value-type="string">
                <text:p>Guided </text:p>
                <draw:g>
                  <svg:desc>Hoja1.D5:Hoja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6:Hoja1.A8</svg:desc>
                </draw:g>
              </table:table-cell>
              <table:table-cell office:value-type="float" office:value="0.073060231">
                <text:p>0.073060231</text:p>
                <draw:g>
                  <svg:desc>Hoja1.B6:Hoja1.B8</svg:desc>
                </draw:g>
              </table:table-cell>
              <table:table-cell office:value-type="float" office:value="0.254551499">
                <text:p>0.254551499</text:p>
                <draw:g>
                  <svg:desc>Hoja1.C6:Hoja1.C8</svg:desc>
                </draw:g>
              </table:table-cell>
              <table:table-cell office:value-type="float" office:value="0.100064563">
                <text:p>0.100064563</text:p>
                <draw:g>
                  <svg:desc>Hoja1.D6:Hoja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859923">
                <text:p>0.074859923</text:p>
              </table:table-cell>
              <table:table-cell office:value-type="float" office:value="0.296253048">
                <text:p>0.296253048</text:p>
              </table:table-cell>
              <table:table-cell office:value-type="float" office:value="0.032501339">
                <text:p>0.032501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101524572">
                <text:p>0.101524572</text:p>
              </table:table-cell>
              <table:table-cell office:value-type="float" office:value="0.076336133">
                <text:p>0.076336133</text:p>
              </table:table-cell>
              <table:table-cell office:value-type="float" office:value="0.115689217">
                <text:p>0.115689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703cm" style:legend-expansion="high" chart:style-name="ch2"/>
        <chart:plot-area chart:style-name="ch3" table:cell-range-address="Hoja1.A1:Hoja1.D4" chart:data-source-has-labels="row" svg:x="0.32cm" svg:y="0.18cm" svg:width="12.561cm" svg:height="8.64cm">
          <chartooo:coordinate-region svg:x="1.232cm" svg:y="0.379cm" svg:width="11.4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label-cell-address="Hoja1.B1:Hoja1.B1" chart:class="chart:scatter">
            <chart:domain table:cell-range-address="Hoja1.A2:Hoja1.A4"/>
            <chart:data-point chart:repeated="3"/>
          </chart:series>
          <chart:series chart:style-name="ch7" chart:values-cell-range-address="Hoja1.C2:Hoja1.C4" chart:label-cell-address="Hoja1.C1:Hoja1.C1" chart:class="chart:scatter">
            <chart:data-point chart:repeated="3"/>
          </chart:series>
          <chart:series chart:style-name="ch8" chart:values-cell-range-address="Hoja1.D2:Hoja1.D4" chart:label-cell-address="Hoja1.D1:Hoja1.D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tatic </text:p>
                <draw:g>
                  <svg:desc>Hoja1.B1:Hoja1.B1</svg:desc>
                </draw:g>
              </table:table-cell>
              <table:table-cell office:value-type="string">
                <text:p>Dynamic </text:p>
                <draw:g>
                  <svg:desc>Hoja1.C1:Hoja1.C1</svg:desc>
                </draw:g>
              </table:table-cell>
              <table:table-cell office:value-type="string">
                <text:p>Guided 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2:Hoja1.A4</svg:desc>
                </draw:g>
              </table:table-cell>
              <table:table-cell office:value-type="float" office:value="0.02828165">
                <text:p>0.02828165</text:p>
                <draw:g>
                  <svg:desc>Hoja1.B2:Hoja1.B4</svg:desc>
                </draw:g>
              </table:table-cell>
              <table:table-cell office:value-type="float" office:value="0.021637203">
                <text:p>0.021637203</text:p>
                <draw:g>
                  <svg:desc>Hoja1.C2:Hoja1.C4</svg:desc>
                </draw:g>
              </table:table-cell>
              <table:table-cell office:value-type="float" office:value="0.083031679">
                <text:p>0.083031679</text:p>
                <draw:g>
                  <svg:desc>Hoja1.D2:Hoja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2551383">
                <text:p>0.022551383</text:p>
              </table:table-cell>
              <table:table-cell office:value-type="float" office:value="0.022310745">
                <text:p>0.022310745</text:p>
              </table:table-cell>
              <table:table-cell office:value-type="float" office:value="0.09627013">
                <text:p>0.09627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23298709">
                <text:p>0.23298709</text:p>
              </table:table-cell>
              <table:table-cell office:value-type="float" office:value="0.021018442">
                <text:p>0.021018442</text:p>
              </table:table-cell>
              <table:table-cell office:value-type="float" office:value="0.094458821">
                <text:p>0.094458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